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693" officeooo:paragraph-rsid="000b9693"/>
    </style:style>
    <style:style style:name="P2" style:family="paragraph" style:parent-style-name="Standard">
      <style:text-properties officeooo:paragraph-rsid="000b9693"/>
    </style:style>
    <style:style style:name="T1" style:family="text">
      <style:text-properties officeooo:rsid="000b9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magens disponibilizadas pelo professor José de Assis para o projeto “one page site”</text:span></text:p>
      <text:p text:style-name="P1"/>
      <text:p text:style-name="P2"><text:span text:style-name="T1">link </text:span><text:a xlink:type="simple" xlink:href="https://www.youtube.com/redirect?event=video_description&amp;redir_token=QUFFLUhqbF9oU0xKSVNGencyOXBqZFVUeHlDbVd5VnRId3xBQ3Jtc0trSWctN0phVGdQVFNpbHRYUm9SNXpWcXpMTXk1am45VXJfUThWazBNSVg4dHRyTGFWVjRicjhtRmhjQXNONkcxLWhPNGhoWWtBZzNyV0lTblJ2dEVFNVF4Tm1BV3drTmJMbVhGQkM2Q2p2OV9SOUVCOA&amp;q=https%3A%2F%2Fgithub.com%2Fprofessorjosedeassis&amp;v=H2wXTgy_yeo" text:style-name="Internet_20_link" text:visited-style-name="Visited_20_Internet_20_Link"><text:span text:style-name="T1">GitHub Professor José de Assis</text:span></text:a></text:p>
      <text:p text:style-name="P2"/>
      <text:p text:style-name="P1">nota: Estou usando as imagens a príncipio apenas no aprendizad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9:53:48.561079995</meta:creation-date>
    <dc:date>2022-08-08T19:56:36.196510702</dc:date>
    <meta:editing-duration>PT2M48S</meta:editing-duration>
    <meta:editing-cycles>1</meta:editing-cycles>
    <meta:document-statistic meta:table-count="0" meta:image-count="0" meta:object-count="0" meta:page-count="1" meta:paragraph-count="3" meta:word-count="29" meta:character-count="184" meta:non-whitespace-character-count="157"/>
    <meta:generator>LibreOffice/7.3.5.2$Linux_X86_64 LibreOffice_project/30$Build-2</meta:generator>
  </office:meta>
</office:document-meta>
</file>